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1801"/>
    </style:style>
    <style:style style:name="P2" style:family="paragraph" style:parent-style-name="Standard">
      <style:text-properties officeooo:paragraph-rsid="000c562b"/>
    </style:style>
    <style:style style:name="P3" style:family="paragraph" style:parent-style-name="Standard">
      <style:text-properties style:text-underline-style="none" officeooo:paragraph-rsid="0015cedb"/>
    </style:style>
    <style:style style:name="P4" style:family="paragraph" style:parent-style-name="Standard">
      <style:text-properties style:text-underline-style="none" officeooo:paragraph-rsid="00213430"/>
    </style:style>
    <style:style style:name="P5" style:family="paragraph" style:parent-style-name="Standard">
      <style:text-properties style:text-underline-style="none" officeooo:paragraph-rsid="00221098"/>
    </style:style>
    <style:style style:name="P6" style:family="paragraph" style:parent-style-name="Standard">
      <style:text-properties style:text-underline-style="none" officeooo:paragraph-rsid="002bc630"/>
    </style:style>
    <style:style style:name="P7" style:family="paragraph" style:parent-style-name="Standard">
      <style:text-properties style:text-underline-style="none" officeooo:paragraph-rsid="002ced76"/>
    </style:style>
    <style:style style:name="P8" style:family="paragraph" style:parent-style-name="Standard">
      <style:text-properties style:text-underline-style="none" officeooo:paragraph-rsid="002e7b95"/>
    </style:style>
    <style:style style:name="P9" style:family="paragraph" style:parent-style-name="Standard">
      <style:text-properties style:text-underline-style="none" officeooo:paragraph-rsid="0030013a"/>
    </style:style>
    <style:style style:name="P10" style:family="paragraph" style:parent-style-name="Standard">
      <style:text-properties style:text-underline-style="none" officeooo:paragraph-rsid="0031833e"/>
    </style:style>
    <style:style style:name="P11" style:family="paragraph" style:parent-style-name="Standard">
      <style:text-properties style:text-underline-style="none" officeooo:paragraph-rsid="00333c1b"/>
    </style:style>
    <style:style style:name="P12" style:family="paragraph" style:parent-style-name="Standard">
      <style:text-properties style:text-underline-style="none" officeooo:paragraph-rsid="0034977a"/>
    </style:style>
    <style:style style:name="P13" style:family="paragraph" style:parent-style-name="Standard">
      <style:text-properties style:text-underline-style="none" officeooo:paragraph-rsid="0034a4aa"/>
    </style:style>
    <style:style style:name="P14" style:family="paragraph" style:parent-style-name="Standard">
      <style:text-properties style:text-underline-style="none" officeooo:paragraph-rsid="003655b0"/>
    </style:style>
    <style:style style:name="P15" style:family="paragraph" style:parent-style-name="Standard">
      <style:text-properties style:text-underline-style="none" officeooo:rsid="00221098" officeooo:paragraph-rsid="00213430"/>
    </style:style>
    <style:style style:name="P16" style:family="paragraph" style:parent-style-name="Standard">
      <style:text-properties style:text-underline-style="none" officeooo:rsid="00221098" officeooo:paragraph-rsid="0030013a"/>
    </style:style>
    <style:style style:name="P17" style:family="paragraph" style:parent-style-name="Standard">
      <style:text-properties style:text-underline-style="none" officeooo:rsid="00221098" officeooo:paragraph-rsid="00221098"/>
    </style:style>
    <style:style style:name="P18" style:family="paragraph" style:parent-style-name="Standard">
      <style:text-properties style:text-underline-style="none" officeooo:rsid="00213430" officeooo:paragraph-rsid="00213430"/>
    </style:style>
    <style:style style:name="P19" style:family="paragraph" style:parent-style-name="Standard">
      <style:text-properties style:text-underline-style="none" officeooo:rsid="00213430" officeooo:paragraph-rsid="002bc630"/>
    </style:style>
    <style:style style:name="P20" style:family="paragraph" style:parent-style-name="Standard">
      <style:text-properties style:text-underline-style="none" officeooo:rsid="002ced76" officeooo:paragraph-rsid="00221098"/>
    </style:style>
    <style:style style:name="P21" style:family="paragraph" style:parent-style-name="Standard">
      <style:text-properties style:text-underline-style="none" officeooo:rsid="002dcb19" officeooo:paragraph-rsid="002ced76"/>
    </style:style>
    <style:style style:name="P22" style:family="paragraph" style:parent-style-name="Standard">
      <style:text-properties style:text-underline-style="none" officeooo:rsid="002dcb19" officeooo:paragraph-rsid="002dcb19"/>
    </style:style>
    <style:style style:name="P23" style:family="paragraph" style:parent-style-name="Standard">
      <style:text-properties style:text-underline-style="none" officeooo:rsid="002e7b95" officeooo:paragraph-rsid="002e7b95"/>
    </style:style>
    <style:style style:name="P24" style:family="paragraph" style:parent-style-name="Standard">
      <style:text-properties style:text-underline-style="none" officeooo:rsid="0030013a" officeooo:paragraph-rsid="0030013a"/>
    </style:style>
    <style:style style:name="P25" style:family="paragraph" style:parent-style-name="Standard">
      <style:text-properties style:text-underline-style="none" officeooo:rsid="0030013a" officeooo:paragraph-rsid="002e7b95"/>
    </style:style>
    <style:style style:name="P26" style:family="paragraph" style:parent-style-name="Standard">
      <style:text-properties style:text-underline-style="none" officeooo:rsid="0031833e" officeooo:paragraph-rsid="0031833e"/>
    </style:style>
    <style:style style:name="P27" style:family="paragraph" style:parent-style-name="Standard">
      <style:text-properties style:text-underline-style="none" officeooo:rsid="003485a1" officeooo:paragraph-rsid="00333c1b"/>
    </style:style>
    <style:style style:name="P28" style:family="paragraph" style:parent-style-name="Standard">
      <style:text-properties style:text-underline-style="none" officeooo:rsid="003485a1" officeooo:paragraph-rsid="003485a1"/>
    </style:style>
    <style:style style:name="P29" style:family="paragraph" style:parent-style-name="Standard">
      <style:text-properties style:text-underline-style="none" officeooo:rsid="0034a4aa" officeooo:paragraph-rsid="0034a4aa"/>
    </style:style>
    <style:style style:name="P30" style:family="paragraph" style:parent-style-name="Standard">
      <style:text-properties style:text-underline-style="none" officeooo:rsid="00371c8f" officeooo:paragraph-rsid="00371c8f"/>
    </style:style>
    <style:style style:name="P31" style:family="paragraph" style:parent-style-name="Standard">
      <style:text-properties style:text-underline-style="none" officeooo:rsid="00284a91" officeooo:paragraph-rsid="00221098"/>
    </style:style>
    <style:style style:name="P32" style:family="paragraph" style:parent-style-name="Standard">
      <style:text-properties officeooo:paragraph-rsid="001c3eea"/>
    </style:style>
    <style:style style:name="P33" style:family="paragraph" style:parent-style-name="Standard">
      <style:text-properties officeooo:paragraph-rsid="003ab58e"/>
    </style:style>
    <style:style style:name="P34" style:family="paragraph" style:parent-style-name="Standard">
      <style:paragraph-properties fo:text-align="center" style:justify-single-word="false"/>
      <style:text-properties fo:font-size="15pt" officeooo:rsid="0008ac57" officeooo:paragraph-rsid="0008ac57" style:font-size-asian="15pt" style:font-size-complex="15pt"/>
    </style:style>
    <style:style style:name="P35" style:family="paragraph" style:parent-style-name="Standard">
      <style:text-properties officeooo:rsid="0008ac57" officeooo:paragraph-rsid="0008ac57"/>
    </style:style>
    <style:style style:name="P36" style:family="paragraph" style:parent-style-name="Standard">
      <style:text-properties officeooo:rsid="000a1801" officeooo:paragraph-rsid="0008ac57"/>
    </style:style>
    <style:style style:name="P37" style:family="paragraph" style:parent-style-name="Standard">
      <style:text-properties officeooo:rsid="000b1d0d" officeooo:paragraph-rsid="000b1d0d"/>
    </style:style>
    <style:style style:name="P38" style:family="paragraph" style:parent-style-name="Standard">
      <style:text-properties officeooo:rsid="000c562b" officeooo:paragraph-rsid="000c562b"/>
    </style:style>
    <style:style style:name="P39" style:family="paragraph" style:parent-style-name="Standard">
      <style:text-properties officeooo:rsid="001e2b57" officeooo:paragraph-rsid="000f61aa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13430" officeooo:paragraph-rsid="00213430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2dcb19" officeooo:paragraph-rsid="002dcb19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officeooo:rsid="00284a91" officeooo:paragraph-rsid="00284a91"/>
    </style:style>
    <style:style style:name="P43" style:family="paragraph" style:parent-style-name="Standard">
      <style:text-properties style:text-underline-style="solid" style:text-underline-width="auto" style:text-underline-color="font-color" officeooo:rsid="002dcb19" officeooo:paragraph-rsid="002dcb19"/>
    </style:style>
    <style:style style:name="T1" style:family="text">
      <style:text-properties officeooo:rsid="0008ac57"/>
    </style:style>
    <style:style style:name="T2" style:family="text">
      <style:text-properties officeooo:rsid="000a1801"/>
    </style:style>
    <style:style style:name="T3" style:family="text">
      <style:text-properties officeooo:rsid="000b1d0d"/>
    </style:style>
    <style:style style:name="T4" style:family="text">
      <style:text-properties officeooo:rsid="000b9f79"/>
    </style:style>
    <style:style style:name="T5" style:family="text">
      <style:text-properties officeooo:rsid="000c562b"/>
    </style:style>
    <style:style style:name="T6" style:family="text">
      <style:text-properties officeooo:rsid="000f61aa"/>
    </style:style>
    <style:style style:name="T7" style:family="text">
      <style:text-properties officeooo:rsid="001078ad"/>
    </style:style>
    <style:style style:name="T8" style:family="text">
      <style:text-properties officeooo:rsid="0013e8b8"/>
    </style:style>
    <style:style style:name="T9" style:family="text">
      <style:text-properties officeooo:rsid="0016fbc9"/>
    </style:style>
    <style:style style:name="T10" style:family="text">
      <style:text-properties officeooo:rsid="001ab928"/>
    </style:style>
    <style:style style:name="T11" style:family="text">
      <style:text-properties officeooo:rsid="001c3eea"/>
    </style:style>
    <style:style style:name="T12" style:family="text">
      <style:text-properties officeooo:rsid="001e2b57"/>
    </style:style>
    <style:style style:name="T13" style:family="text">
      <style:text-properties officeooo:rsid="00213430"/>
    </style:style>
    <style:style style:name="T14" style:family="text">
      <style:text-properties officeooo:rsid="00221098"/>
    </style:style>
    <style:style style:name="T15" style:family="text">
      <style:text-properties officeooo:rsid="0027014d"/>
    </style:style>
    <style:style style:name="T16" style:family="text">
      <style:text-properties officeooo:rsid="002bc630"/>
    </style:style>
    <style:style style:name="T17" style:family="text">
      <style:text-properties officeooo:rsid="002ced76"/>
    </style:style>
    <style:style style:name="T18" style:family="text">
      <style:text-properties officeooo:rsid="002dcb19"/>
    </style:style>
    <style:style style:name="T19" style:family="text">
      <style:text-properties officeooo:rsid="002e7b95"/>
    </style:style>
    <style:style style:name="T20" style:family="text">
      <style:text-properties officeooo:rsid="0030013a"/>
    </style:style>
    <style:style style:name="T21" style:family="text">
      <style:text-properties officeooo:rsid="0031833e"/>
    </style:style>
    <style:style style:name="T22" style:family="text">
      <style:text-properties officeooo:rsid="00333c1b"/>
    </style:style>
    <style:style style:name="T23" style:family="text">
      <style:text-properties officeooo:rsid="003485a1"/>
    </style:style>
    <style:style style:name="T24" style:family="text">
      <style:text-properties officeooo:rsid="0034977a"/>
    </style:style>
    <style:style style:name="T25" style:family="text">
      <style:text-properties officeooo:rsid="0034a4aa"/>
    </style:style>
    <style:style style:name="T26" style:family="text">
      <style:text-properties officeooo:rsid="003655b0"/>
    </style:style>
    <style:style style:name="T27" style:family="text">
      <style:text-properties officeooo:rsid="00371c8f"/>
    </style:style>
    <style:style style:name="T28" style:family="text">
      <style:text-properties officeooo:rsid="003816ad"/>
    </style:style>
    <style:style style:name="T29" style:family="text">
      <style:text-properties officeooo:rsid="003ab58e"/>
    </style:style>
    <style:style style:name="T30" style:family="text">
      <style:text-properties officeooo:rsid="003b3df9"/>
    </style:style>
    <style:style style:name="T31" style:family="text">
      <style:text-properties officeooo:rsid="003cee71"/>
    </style:style>
    <style:style style:name="T32" style:family="text">
      <style:text-properties officeooo:rsid="003f9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anage<text:span text:style-name="T32">ment</text:span> System</text:p>
      <text:p text:style-name="P35"/>
      <text:p text:style-name="P35"/>
      <text:p text:style-name="P33"><text:span text:style-name="T1">The Manage</text:span><text:span text:style-name="T32">ment</text:span><text:span text:style-name="T1"> System allows the user to switch from </text:span><text:span text:style-name="T29">one <text:s/>script command file (*.nc) to another script file by activating a button. <text:s/>The switch occurs from any CardSet of the first file to the beginning</text:span><text:span text:style-name="T1"> CardSet </text:span><text:span text:style-name="T29">of the second file. <text:s/>From any CardSet of the second file, activation of </text:span><text:span text:style-name="T30">the</text:span><text:span text:style-name="T29"> button returns the display of the CardSet <text:s/></text:span><text:span text:style-name="T30">within the first file from which the button was initially activated.</text:span></text:p>
      <text:p text:style-name="P36"/>
      <text:p text:style-name="P1"><text:span text:style-name="T2">Switching to a 'management' file was useful within a survey/interview context. <text:s/>When an interviewee is unable to complete </text:span><text:span text:style-name="T3">the</text:span><text:span text:style-name="T2"> survey, <text:s/>then an interviewer, </text:span><text:span text:style-name="T31">following button activation, </text:span><text:span text:style-name="T2"><text:s/>can record </text:span><text:span text:style-name="T4">in the 'management' file </text:span><text:span text:style-name="T2">the reasons for interruption</text:span><text:span text:style-name="T3">. <text:s/>In addition, the 'management' file records the stopping point of the interview so that the interview can be restarted at a later time (current system lacks the restart mechanism).</text:span></text:p>
      <text:p text:style-name="P37"/>
      <text:p text:style-name="P2"><text:span text:style-name="T30">The button with the symbol '*' <text:s/>controls the file switching. </text:span><text:span text:style-name="T5">The '*' button is one of three button that </text:span><text:span text:style-name="T30">reside</text:span><text:span text:style-name="T5"> at the bottom of the Notecard window. <text:s/>When the '*' button is activated, then the user is swi</text:span><text:span text:style-name="T8">t</text:span><text:span text:style-name="T5">ched to the start of the 'management' file. <text:s/>Within the 'management' file, the activation of the '*' button returns the user to the initial file and to the CardSet from which the '*' button was initiated.</text:span></text:p>
      <text:p text:style-name="P38"/>
      <text:p text:style-name="P32"><text:span text:style-name="T5">The designated &lt;filenameA&gt; <text:s/>serves as an example of the initial file; <text:s/></text:span><text:span text:style-name="T28">and the </text:span><text:span text:style-name="T5">&lt;management&gt; file </text:span><text:span text:style-name="T30">as the switch-to target file</text:span><text:span text:style-name="T5">. <text:s/></text:span><text:span text:style-name="T10">Both</text:span><text:span text:style-name="T5"> &lt;filenameA&gt; <text:s/></text:span><text:span text:style-name="T10">and &lt;management&gt; are</text:span><text:span text:style-name="T5"> converted to <text:s/>Linked List structur</text:span><text:span text:style-name="T11">es</text:span><text:span text:style-name="T5"> by </text:span><text:span text:style-name="T10">CommandNetwork.</text:span><text:span text:style-name="T7">l</text:span><text:span text:style-name="T6">oadFileAndBuildNetwork(). <text:s text:c="2"/>The function returns the root of the Linked List structure </text:span><text:span text:style-name="T7">and is invoked in two places: <text:s/>(card and </text:span><text:span text:style-name="T10">NotecardTask</text:span><text:span text:style-name="T7">). <text:s text:c="2"/></text:span><text:span text:style-name="T11">The two roots produces by &lt;filenameA&gt; and &lt;management&gt; files are assigned different names ('</text:span><text:span text:style-name="T18">initialN</text:span><text:span text:style-name="T11">otecard:</text:span><text:span text:style-name="T12">Notecard</text:span><text:span text:style-name="T11">' and 'manageNotecard:</text:span><text:span text:style-name="T12">Notecard</text:span><text:span text:style-name="T11">')</text:span></text:p>
      <text:p text:style-name="P39"/>
      <text:p text:style-name="P40">notecard:Notecard root</text:p>
      <text:p text:style-name="P42"/>
      <text:p text:style-name="P4"><text:span text:style-name="T13">An essential task of the Notecard class is to iterate its linked list of children. <text:s text:c="2"/></text:span><text:span text:style-name="T14">The following function processes three children types (CardSet, NotecardTask, NextFile) of the Notecard parent:</text:span></text:p>
      <text:p text:style-name="P15"/>
      <text:p text:style-name="P18"><text:tab/>def executeNotecardChildren(...)</text:p>
      <text:p text:style-name="P18"><text:tab/><text:tab/> child match<text:tab/>{</text:p>
      <text:p text:style-name="P18"><text:tab/><text:tab/><text:tab/>case cs:CardSet=&gt;</text:p>
      <text:p text:style-name="P18"><text:tab/><text:tab/><text:tab/><text:tab/>cs.startCardSet(...)</text:p>
      <text:p text:style-name="P18"><text:tab/><text:tab/><text:tab/><text:tab/>waitOverDoButtons(..)</text:p>
      <text:p text:style-name="P19"><text:tab/><text:tab/><text:tab/>case ft:NotecardTask=&gt; ...<text:tab/></text:p>
      <text:p text:style-name="P6"><text:span text:style-name="T13"><text:tab/><text:tab/><text:tab/><text:tab/></text:span><text:span text:style-name="T16">ft.startNotecardTask(..) <text:s text:c="3"/></text:span><text:span text:style-name="T13">// </text:span><text:span text:style-name="T16">processes'* manage &lt;filename&gt;'</text:span><text:span text:style-name="T13"> </text:span><text:span text:style-name="T16">command</text:span><text:span text:style-name="T13"><text:tab/></text:span></text:p>
      <text:p text:style-name="P6"><text:span text:style-name="T13"><text:tab/><text:tab/><text:tab/><text:tab/></text:span><text:span text:style-name="T19">manageNotecard= ...</text:span></text:p>
      <text:p text:style-name="P18"><text:tab/><text:tab/><text:tab/>case nf:NextFile=&gt; <text:s text:c="7"/>...</text:p>
      <text:p text:style-name="P3"><text:span text:style-name="T9"><text:tab/><text:tab/><text:tab/></text:span><text:span text:style-name="T13">}</text:span></text:p>
      <text:p text:style-name="P41">case cs:CardSet=&gt;</text:p>
      <text:p text:style-name="P41"/>
      <text:p text:style-name="P5"><text:span text:style-name="T14">The function 'startCardSet' executes the children of the CardSet class. <text:s/>CardSet's <text:s/>children </text:span><text:span text:style-name="T15">list </text:span><text:span text:style-name="T14">terminate</text:span><text:span text:style-name="T15">s</text:span><text:span text:style-name="T14"> invoking a 'wait()' state. <text:s/></text:span><text:span text:style-name="T15">This wait passes c</text:span><text:span text:style-name="T14">ontrol <text:s/>to the three buttons ('*', PRIOR, NEXT). <text:s/></text:span><text:span text:style-name="T15">A</text:span><text:span text:style-name="T14">ctivation of a button releases the 'wait()' state. <text:s text:c="2"/>The function 'waitOverDoButton()' <text:s/>determines which</text:span></text:p>
      <text:p text:style-name="P5"><text:soft-page-break/><text:span text:style-name="T14">button was activated and takes appropriate action. <text:s/></text:span><text:span text:style-name="T17">In the case of the '*' button, <text:s/>the <text:s/>function </text:span><text:span text:style-name="T17">'doAsteriskButton(..) is called.</text:span></text:p>
      <text:p text:style-name="P20"/>
      <text:p text:style-name="P41">case ft:NotecardTask=&gt;</text:p>
      <text:p text:style-name="P43"/>
      <text:p text:style-name="P7"><text:span text:style-name="T18">The ft.startNotecardTask(..) <text:s/>processes t</text:span><text:span text:style-name="T17">he Asterisk commands (* end, * manage &lt;filename&gt;, * save &lt;filename&gt;). <text:s text:c="2"/>The Asterisk command, </text:span><text:span text:style-name="T18">such as, </text:span><text:span text:style-name="T17"><text:s/>'* manage <text:s/></text:span><text:span text:style-name="T18">myManageFile' <text:s/>invokes:</text:span></text:p>
      <text:p text:style-name="P21"/>
      <text:p text:style-name="P7"><text:span text:style-name="T18"><text:tab/></text:span><text:span text:style-name="T19">val manageNotecard=</text:span></text:p>
      <text:p text:style-name="P22"><text:tab/><text:tab/>CommandNetwork.loadFileAndBuildNetwork(“myManageFile” ,symbolTable) </text:p>
      <text:p text:style-name="P22"/>
      <text:p text:style-name="P23">The variable 'manageNotecard' is the root of the linked list structure that displays 'myManageFile'.</text:p>
      <text:p text:style-name="P23">'manageNote' is returned from NotecardTask to Notecard (the above does not show how it is returned).</text:p>
      <text:p text:style-name="P23">Note that this is taking place in Notecard while 'initialNotecard' structure <text:s/>is displaying &lt;filenameA&gt;.</text:p>
      <text:p text:style-name="P23"/>
      <text:p text:style-name="P24">To switch from 'initialNotecard' structure to the 'manageNotecard' structure is a simple matter of Notecard recursively calling itself:</text:p>
      <text:p text:style-name="P24"><text:tab/></text:p>
      <text:p text:style-name="P8"><text:span text:style-name="T19"><text:tab/><text:tab/></text:span><text:span text:style-name="T20">manageNotecard.startNotecard(...)</text:span></text:p>
      <text:p text:style-name="P25"/>
      <text:p text:style-name="P9"><text:span text:style-name="T20">This call to 'startNotecard(..)' is done from within 'doAsteriskButton(..)' .</text:span><text:span text:style-name="T14"> <text:s text:c="3"/></text:span></text:p>
      <text:p text:style-name="P16"/>
      <text:p text:style-name="P26">The complicating matter is that, while the 'manageNotecard' structure is running, the next time <text:s/>the '*' button is activated, then it causes the 'initialNotecard' structure to resume runnning. <text:s/>To handle this complication, two mutually exclusive <text:s/>states are created in the form of the boolean variable:</text:p>
      <text:p text:style-name="P26"/>
      <text:p text:style-name="P10"><text:span text:style-name="T21"><text:tab/><text:tab/>var </text:span><text:span text:style-name="T22">in</text:span><text:span text:style-name="T21">itialNotecardState</text:span></text:p>
      <text:p text:style-name="P26"/>
      <text:p text:style-name="P11"><text:span text:style-name="T22">When 'initialNotecardState' is true, <text:s/>then the management structure </text:span><text:span text:style-name="T23">is recursively called:</text:span></text:p>
      <text:p text:style-name="P27"/>
      <text:p text:style-name="P27"><text:tab/><text:tab/>manageNotecard.startNotecard(..)</text:p>
      <text:p text:style-name="P27"/>
      <text:p text:style-name="P28">In addition 'initialNotecardState' becomes false so that the next time the '*' button is activated, <text:s/>the recursive call is not repeated. <text:s text:c="2"/>Instead, 'initialNoteCard' becomes true and an exception is thrown to terminate the 'manageNotecard' structure so as to return to processing the 'initialManage' structure.</text:p>
      <text:p text:style-name="P28"/>
      <text:p text:style-name="P12"><text:span text:style-name="T24">Within Notecard, the exception thrown by 'doAsteriskButton()' is caught by </text:span><text:span text:style-name="T25">the try block in </text:span><text:span text:style-name="T24">'startNotecard()'. <text:s text:c="2"/></text:span><text:span text:style-name="T25">This causes the process to return to 'doAsteriskButton()' from which it was</text:span></text:p>
      <text:p text:style-name="P13"><text:span text:style-name="T25">invoked </text:span><text:span text:style-name="T27">by 'startNotecard()'</text:span><text:span text:style-name="T25">. <text:s/>Before 'manageInitial.startNotecard()' was called, <text:s/>the reference node of the CardSet, from which the '*' button was activated, <text:s/>is saved. <text:s text:c="2"/>On the return to 'doAsteriskButton()', <text:s/>the </text:span><text:span text:style-name="T26">reference </text:span><text:span text:style-name="T25">node of the <text:s/>CardSet is restored within the 'initialNotecard' structure. </text:span></text:p>
      <text:p text:style-name="P29"/>
      <text:p text:style-name="P14"><text:span text:style-name="T26">The node saved and then restored causes </text:span><text:span text:style-name="T27">the CardSet, that initially activated the '*' button, <text:s/>to repeat.</text:span></text:p>
      <text:p text:style-name="P30"/>
      <text:p text:style-name="P26"/>
      <text:p text:style-name="P26"/>
      <text:p text:style-name="P17"/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07:54:36</meta:creation-date>
    <meta:generator>LibreOffice/4.0.2.2$Linux_X86_64 LibreOffice_project/400m0$Build-2</meta:generator>
    <dc:date>2013-11-02T09:20:42</dc:date>
    <meta:editing-duration>P2DT3H35M19S</meta:editing-duration>
    <meta:editing-cycles>11</meta:editing-cycles>
    <meta:document-statistic meta:table-count="0" meta:image-count="0" meta:object-count="0" meta:page-count="3" meta:paragraph-count="39" meta:word-count="681" meta:character-count="4929" meta:non-whitespace-character-count="4168"/>
  </office:meta>
</office:document-meta>
</file>